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GPS.X</text:p>
          </table:table-cell>
          <table:table-cell/>
          <table:table-cell office:value-type="string">
            <text:p>StDev</text:p>
          </table:table-cell>
        </table:table-row>
        <table:table-row table:style-name="ro2">
          <table:table-cell office:value-type="float" office:value="0.105">
            <text:p>0.105</text:p>
          </table:table-cell>
          <table:table-cell office:value-type="float" office:value="-0.372323">
            <text:p>-0.372323</text:p>
          </table:table-cell>
          <table:table-cell/>
          <table:table-cell table:formula="of:=STDEV([.B2:.B25])" office:value-type="float" office:value="0.665326977665269">
            <text:p>0.6653269777</text:p>
          </table:table-cell>
        </table:table-row>
        <table:table-row table:style-name="ro2">
          <table:table-cell office:value-type="float" office:value="0.205">
            <text:p>0.205</text:p>
          </table:table-cell>
          <table:table-cell office:value-type="float" office:value="0.63995">
            <text:p>0.63995</text:p>
          </table:table-cell>
          <table:table-cell table:number-columns-repeated="2"/>
        </table:table-row>
        <table:table-row table:style-name="ro2">
          <table:table-cell office:value-type="float" office:value="0.305">
            <text:p>0.305</text:p>
          </table:table-cell>
          <table:table-cell office:value-type="float" office:value="-0.73669">
            <text:p>-0.73669</text:p>
          </table:table-cell>
          <table:table-cell table:number-columns-repeated="2"/>
        </table:table-row>
        <table:table-row table:style-name="ro2">
          <table:table-cell office:value-type="float" office:value="0.404998">
            <text:p>0.404998</text:p>
          </table:table-cell>
          <table:table-cell office:value-type="float" office:value="0.86927">
            <text:p>0.86927</text:p>
          </table:table-cell>
          <table:table-cell table:number-columns-repeated="2"/>
        </table:table-row>
        <table:table-row table:style-name="ro2">
          <table:table-cell office:value-type="float" office:value="0.504997">
            <text:p>0.504997</text:p>
          </table:table-cell>
          <table:table-cell office:value-type="float" office:value="0.180184">
            <text:p>0.180184</text:p>
          </table:table-cell>
          <table:table-cell table:number-columns-repeated="2"/>
        </table:table-row>
        <table:table-row table:style-name="ro2">
          <table:table-cell office:value-type="float" office:value="0.604996">
            <text:p>0.604996</text:p>
          </table:table-cell>
          <table:table-cell office:value-type="float" office:value="-0.945243">
            <text:p>-0.945243</text:p>
          </table:table-cell>
          <table:table-cell table:number-columns-repeated="2"/>
        </table:table-row>
        <table:table-row table:style-name="ro2">
          <table:table-cell office:value-type="float" office:value="0.704994">
            <text:p>0.704994</text:p>
          </table:table-cell>
          <table:table-cell office:value-type="float" office:value="0.887947">
            <text:p>0.887947</text:p>
          </table:table-cell>
          <table:table-cell table:number-columns-repeated="2"/>
        </table:table-row>
        <table:table-row table:style-name="ro2">
          <table:table-cell office:value-type="float" office:value="0.804993">
            <text:p>0.804993</text:p>
          </table:table-cell>
          <table:table-cell office:value-type="float" office:value="-0.259707">
            <text:p>-0.259707</text:p>
          </table:table-cell>
          <table:table-cell table:number-columns-repeated="2"/>
        </table:table-row>
        <table:table-row table:style-name="ro2">
          <table:table-cell office:value-type="float" office:value="0.904992">
            <text:p>0.904992</text:p>
          </table:table-cell>
          <table:table-cell office:value-type="float" office:value="-0.450426">
            <text:p>-0.450426</text:p>
          </table:table-cell>
          <table:table-cell table:number-columns-repeated="2"/>
        </table:table-row>
        <table:table-row table:style-name="ro2">
          <table:table-cell office:value-type="float" office:value="1.004991">
            <text:p>1.004991</text:p>
          </table:table-cell>
          <table:table-cell office:value-type="float" office:value="-1.571599">
            <text:p>-1.571599</text:p>
          </table:table-cell>
          <table:table-cell table:number-columns-repeated="2"/>
        </table:table-row>
        <table:table-row table:style-name="ro2">
          <table:table-cell office:value-type="float" office:value="1.104996">
            <text:p>1.104996</text:p>
          </table:table-cell>
          <table:table-cell office:value-type="float" office:value="-0.470617">
            <text:p>-0.470617</text:p>
          </table:table-cell>
          <table:table-cell table:number-columns-repeated="2"/>
        </table:table-row>
        <table:table-row table:style-name="ro2">
          <table:table-cell office:value-type="float" office:value="1.205">
            <text:p>1.205</text:p>
          </table:table-cell>
          <table:table-cell office:value-type="float" office:value="-0.52189">
            <text:p>-0.52189</text:p>
          </table:table-cell>
          <table:table-cell table:number-columns-repeated="2"/>
        </table:table-row>
        <table:table-row table:style-name="ro2">
          <table:table-cell office:value-type="float" office:value="1.305005">
            <text:p>1.305005</text:p>
          </table:table-cell>
          <table:table-cell office:value-type="float" office:value="0.253402">
            <text:p>0.253402</text:p>
          </table:table-cell>
          <table:table-cell table:number-columns-repeated="2"/>
        </table:table-row>
        <table:table-row table:style-name="ro2">
          <table:table-cell office:value-type="float" office:value="1.40501">
            <text:p>1.40501</text:p>
          </table:table-cell>
          <table:table-cell office:value-type="float" office:value="0.47211">
            <text:p>0.47211</text:p>
          </table:table-cell>
          <table:table-cell table:number-columns-repeated="2"/>
        </table:table-row>
        <table:table-row table:style-name="ro2">
          <table:table-cell office:value-type="float" office:value="1.505014">
            <text:p>1.505014</text:p>
          </table:table-cell>
          <table:table-cell office:value-type="float" office:value="-0.7282">
            <text:p>-0.7282</text:p>
          </table:table-cell>
          <table:table-cell table:number-columns-repeated="2"/>
        </table:table-row>
        <table:table-row table:style-name="ro2">
          <table:table-cell office:value-type="float" office:value="1.605019">
            <text:p>1.605019</text:p>
          </table:table-cell>
          <table:table-cell office:value-type="float" office:value="-0.304055">
            <text:p>-0.304055</text:p>
          </table:table-cell>
          <table:table-cell table:number-columns-repeated="2"/>
        </table:table-row>
        <table:table-row table:style-name="ro2">
          <table:table-cell office:value-type="float" office:value="1.705024">
            <text:p>1.705024</text:p>
          </table:table-cell>
          <table:table-cell office:value-type="float" office:value="0.691446">
            <text:p>0.691446</text:p>
          </table:table-cell>
          <table:table-cell table:number-columns-repeated="2"/>
        </table:table-row>
        <table:table-row table:style-name="ro2">
          <table:table-cell office:value-type="float" office:value="1.805028">
            <text:p>1.805028</text:p>
          </table:table-cell>
          <table:table-cell office:value-type="float" office:value="0.97729">
            <text:p>0.97729</text:p>
          </table:table-cell>
          <table:table-cell table:number-columns-repeated="2"/>
        </table:table-row>
        <table:table-row table:style-name="ro2">
          <table:table-cell office:value-type="float" office:value="1.905033">
            <text:p>1.905033</text:p>
          </table:table-cell>
          <table:table-cell office:value-type="float" office:value="-0.719771">
            <text:p>-0.719771</text:p>
          </table:table-cell>
          <table:table-cell table:number-columns-repeated="2"/>
        </table:table-row>
        <table:table-row table:style-name="ro2">
          <table:table-cell office:value-type="float" office:value="2.005037">
            <text:p>2.005037</text:p>
          </table:table-cell>
          <table:table-cell office:value-type="float" office:value="0.026246">
            <text:p>0.026246</text:p>
          </table:table-cell>
          <table:table-cell table:number-columns-repeated="2"/>
        </table:table-row>
        <table:table-row table:style-name="ro2">
          <table:table-cell office:value-type="float" office:value="2.10503">
            <text:p>2.10503</text:p>
          </table:table-cell>
          <table:table-cell office:value-type="float" office:value="-0.246203">
            <text:p>-0.246203</text:p>
          </table:table-cell>
          <table:table-cell table:number-columns-repeated="2"/>
        </table:table-row>
        <table:table-row table:style-name="ro2">
          <table:table-cell office:value-type="float" office:value="2.205023">
            <text:p>2.205023</text:p>
          </table:table-cell>
          <table:table-cell office:value-type="float" office:value="0.657936">
            <text:p>0.657936</text:p>
          </table:table-cell>
          <table:table-cell table:number-columns-repeated="2"/>
        </table:table-row>
        <table:table-row table:style-name="ro2">
          <table:table-cell office:value-type="float" office:value="2.305015">
            <text:p>2.305015</text:p>
          </table:table-cell>
          <table:table-cell office:value-type="float" office:value="0.154334">
            <text:p>0.154334</text:p>
          </table:table-cell>
          <table:table-cell table:number-columns-repeated="2"/>
        </table:table-row>
        <table:table-row table:style-name="ro2">
          <table:table-cell office:value-type="float" office:value="2.405008">
            <text:p>2.405008</text:p>
          </table:table-cell>
          <table:table-cell office:value-type="float" office:value="0.268336">
            <text:p>0.26833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6/23/2018</text:date>, <text:time>16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3T16:12:58.57</dc:date>
    <dc:creator>Artak Petrosyan</dc:creator>
    <meta:document-statistic meta:table-count="1" meta:cell-count="52" meta:object-count="0"/>
    <meta:generator>OpenOffice/4.1.2$Win32 OpenOffice.org_project/412m3$Build-9782</meta:generator>
  </office:meta>
</office:document-meta>
</file>